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dddddd" style:text-align-source="fix" style:repeat-content="false" fo:border="0.74pt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1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 style:data-style-name="N37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27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/>
    </style:style>
    <style:style style:name="ce2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3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 style:data-style-name="N1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1"/>
    <style:style style:name="ce5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</style:style>
    <style:style style:name="ce60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3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 style:data-style-name="N1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5" style:family="table-cell" style:parent-style-name="Default" style:data-style-name="N1">
      <style:table-cell-properties fo:background-color="transparent"/>
    </style:style>
    <style:style style:name="ce59" style:family="table-cell" style:parent-style-name="Default" style:data-style-name="N100"/>
    <style:style style:name="ce67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74pt solid #000000"/>
    </style:style>
    <style:style style:name="ce44" style:family="table-cell" style:parent-style-name="Default">
      <style:table-cell-properties fo:border-bottom="0.74pt solid #000000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0.74pt solid #000000" fo:border-top="0.74pt solid #000000"/>
    </style:style>
    <style:style style:name="ce46" style:family="table-cell" style:parent-style-name="Default">
      <style:table-cell-properties fo:border-bottom="0.74pt solid #000000" fo:border-left="none" fo:border-right="0.74pt solid #000000" fo:border-top="none"/>
    </style:style>
    <style:style style:name="ce47" style:family="table-cell" style:parent-style-name="Default" style:data-style-name="N1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1" table:default-cell-style-name="ce27"/>
        <table:table-column table:style-name="co1" table:number-columns-repeated="3" table:default-cell-style-name="Default"/>
        <table:table-column table:style-name="co1" table:default-cell-style-name="ce57"/>
        <table:table-column table:style-name="co1" table:number-columns-repeated="5" table:default-cell-style-name="Default"/>
        <table:table-column table:style-name="co1" table:default-cell-style-name="ce67"/>
        <table:table-column table:style-name="co1" table:number-columns-repeated="3" table:default-cell-style-name="Default"/>
        <table:table-column table:style-name="co1" table:default-cell-style-name="ce57"/>
        <table:table-column table:style-name="co1" table:number-columns-repeated="986" table:default-cell-style-name="Default"/>
        <table:table-row table:style-name="ro1">
          <table:table-cell table:style-name="ce2" office:value-type="string" calcext:value-type="string" table:number-columns-spanned="2" table:number-rows-spanned="4">
            <text:p>Mes ???</text:p>
          </table:table-cell>
          <table:covered-table-cell/>
          <table:table-cell table:number-columns-repeated="13"/>
          <table:table-cell table:style-name="ce28" office:value-type="string" calcext:value-type="string" table:number-columns-spanned="15" table:number-rows-spanned="1">
            <text:p>Lectura (Kwh)</text:p>
          </table:table-cell>
          <table:covered-table-cell table:number-columns-repeated="9"/>
          <table:covered-table-cell table:style-name="ce31"/>
          <table:covered-table-cell table:number-columns-repeated="4"/>
          <table:table-cell table:number-columns-repeated="3"/>
          <table:table-cell table:style-name="ce72" office:value-type="string" calcext:value-type="string" table:number-columns-spanned="13" table:number-rows-spanned="1">
            <text:p>TOTALES</text:p>
          </table:table-cell>
          <table:covered-table-cell table:number-columns-repeated="12"/>
          <table:table-cell table:number-columns-repeated="5"/>
          <table:table-cell table:style-name="ce31" office:value-type="string" calcext:value-type="string" table:number-columns-spanned="23" table:number-rows-spanned="2">
            <text:p>Observacion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table-cell table:style-name="ce13" office:value-type="string" calcext:value-type="string" table:number-columns-spanned="4" table:number-rows-spanned="1">
            <text:p>Dia Semana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echa</text:p>
          </table:table-cell>
          <table:covered-table-cell table:number-columns-repeated="3" table:style-name="ce18"/>
          <table:table-cell table:style-name="ce23" office:value-type="string" calcext:value-type="string" table:number-columns-spanned="3" table:number-rows-spanned="1">
            <text:p>Hora</text:p>
          </table:table-cell>
          <table:covered-table-cell table:number-columns-repeated="2" table:style-name="ce18"/>
          <table:table-cell/>
          <table:table-cell table:style-name="ce29" office:value-type="string" calcext:value-type="string" table:number-columns-spanned="5" table:number-rows-spanned="1">
            <text:p>Punta</text:p>
          </table:table-cell>
          <table:covered-table-cell table:number-columns-repeated="4"/>
          <table:table-cell/>
          <table:table-cell table:style-name="ce36" office:value-type="string" calcext:value-type="string" table:number-columns-spanned="3" table:number-rows-spanned="1">
            <text:p>ERROR</text:p>
          </table:table-cell>
          <table:covered-table-cell table:style-name="ce43"/>
          <table:covered-table-cell table:style-name="ce45"/>
          <table:table-cell/>
          <table:table-cell table:style-name="ce47" office:value-type="string" calcext:value-type="string" table:number-columns-spanned="5" table:number-rows-spanned="1">
            <text:p>Fuera Punta</text:p>
          </table:table-cell>
          <table:covered-table-cell table:number-columns-repeated="4"/>
          <table:table-cell table:number-columns-repeated="3"/>
          <table:table-cell table:style-name="ce48" table:formula="of:=SUM([.AH$12:.AH$56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/>
          <table:table-cell table:style-name="ce50" table:formula="of:=SUM([.AM$12:.AM$564])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/>
          <table:table-cell table:style-name="ce51" table:formula="of:=SUM([.AQ$12:.AQ$564])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covered-table-cell table:number-columns-repeated="2"/>
          <table:table-cell table:number-columns-repeated="19"/>
          <table:table-cell table:style-name="ce37" office:value-type="string" calcext:value-type="string" table:number-columns-spanned="3" table:number-rows-spanned="1">
            <text:p>Punta</text:p>
          </table:table-cell>
          <table:covered-table-cell table:style-name="ce44"/>
          <table:covered-table-cell table:style-name="ce46"/>
          <table:table-cell table:number-columns-repeated="988"/>
        </table:table-row>
        <table:table-row table:style-name="ro1">
          <table:covered-table-cell table:number-columns-repeated="2"/>
          <table:table-cell table:number-columns-repeated="1010"/>
        </table:table-row>
        <table:table-row table:style-name="ro1">
          <table:table-cell table:number-columns-repeated="7"/>
          <table:table-cell table:style-name="ce7" office:value-type="string" calcext:value-type="string" table:number-columns-spanned="7" table:number-rows-spanned="1">
            <text:p>Lectura Desde</text:p>
          </table:table-cell>
          <table:covered-table-cell table:number-columns-repeated="6"/>
          <table:table-cell/>
          <table:table-cell table:style-name="ce54" table:number-columns-spanned="9" table:number-rows-spanned="1"/>
          <table:covered-table-cell table:number-columns-repeated="5" table:style-name="ce59"/>
          <table:covered-table-cell table:style-name="ce63"/>
          <table:covered-table-cell table:number-columns-repeated="2" table:style-name="ce59"/>
          <table:table-cell table:number-columns-repeated="988"/>
        </table:table-row>
        <table:table-row table:style-name="ro1">
          <table:table-cell table:number-columns-repeated="7"/>
          <table:table-cell table:style-name="ce7" office:value-type="string" calcext:value-type="string" table:number-columns-spanned="7" table:number-rows-spanned="1">
            <text:p>Lectura Hasta</text:p>
          </table:table-cell>
          <table:covered-table-cell table:number-columns-repeated="6"/>
          <table:table-cell/>
          <table:table-cell table:style-name="ce54" table:number-columns-spanned="9" table:number-rows-spanned="1"/>
          <table:covered-table-cell table:number-columns-repeated="5" table:style-name="ce59"/>
          <table:covered-table-cell table:style-name="ce63"/>
          <table:covered-table-cell table:number-columns-repeated="2" table:style-name="ce59"/>
          <table:table-cell table:number-columns-repeated="988"/>
        </table:table-row>
        <table:table-row table:style-name="ro1" table:number-rows-repeated="2">
          <table:table-cell table:number-columns-repeated="1012"/>
        </table:table-row>
        <table:table-row table:style-name="ro1"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/>
          <table:table-cell/>
          <table:table-cell table:style-name="ce6" table:number-columns-spanned="4" table:number-rows-spanned="2"/>
          <table:covered-table-cell table:number-columns-repeated="3"/>
          <table:table-cell table:style-name="ce12" table:number-columns-spanned="4" table:number-rows-spanned="2"/>
          <table:covered-table-cell table:number-columns-repeated="3"/>
          <table:table-cell table:style-name="ce34" table:number-columns-spanned="3" table:number-rows-spanned="2"/>
          <table:covered-table-cell table:number-columns-repeated="2"/>
          <table:table-cell/>
          <table:table-cell table:style-name="ce60" table:number-columns-spanned="5" table:number-rows-spanned="2"/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60" table:number-columns-spanned="5" table:number-rows-spanned="2"/>
          <table:covered-table-cell table:number-columns-repeated="4"/>
          <table:table-cell table:number-columns-repeated="21"/>
          <table:table-cell table:style-name="ce60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21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7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2]-[.P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]-[.Z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7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1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1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5]-[.P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]-[.Z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7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1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1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8]-[.P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]-[.Z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7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1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1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1]-[.P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]-[.Z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7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2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2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4]-[.P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]-[.Z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9]+1" office:value-type="float" office:value="2" calcext:value-type="float" table:number-columns-spanned="2" table:number-rows-spanned="2">
            <text:p>2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7]-[.P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]-[.Z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0]-[.P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]-[.Z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3]-[.P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]-[.Z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6]-[.P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]-[.Z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9]-[.P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]-[.Z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2]-[.P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]-[.Z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7]+1" office:value-type="float" office:value="3" calcext:value-type="float" table:number-columns-spanned="2" table:number-rows-spanned="2">
            <text:p>3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5]-[.P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]-[.Z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8]-[.P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]-[.Z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1]-[.P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]-[.Z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4]-[.P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]-[.Z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7]-[.P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7]-[.Z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60]-[.P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0]-[.Z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5]+1" office:value-type="float" office:value="4" calcext:value-type="float" table:number-columns-spanned="2" table:number-rows-spanned="2">
            <text:p>4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6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6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63]-[.P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3]-[.Z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6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6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66]-[.P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6]-[.Z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6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6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69]-[.P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9]-[.Z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6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6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72]-[.P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2]-[.Z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7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7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75]-[.P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5]-[.Z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7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7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78]-[.P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8]-[.Z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63]+1" office:value-type="float" office:value="5" calcext:value-type="float" table:number-columns-spanned="2" table:number-rows-spanned="2">
            <text:p>5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7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7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81]-[.P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8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1]-[.Z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8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8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84]-[.P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8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4]-[.Z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8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8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87]-[.P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8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7]-[.Z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8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8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90]-[.P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0]-[.Z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9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9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93]-[.P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3]-[.Z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9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9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96]-[.P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6]-[.Z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81]+1" office:value-type="float" office:value="6" calcext:value-type="float" table:number-columns-spanned="2" table:number-rows-spanned="2">
            <text:p>6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9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9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99]-[.P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9]-[.Z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9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9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02]-[.P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2]-[.Z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0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0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05]-[.P1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5]-[.Z1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0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0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08]-[.P1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8]-[.Z1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0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0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11]-[.P1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1]-[.Z1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1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1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14]-[.P1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4]-[.Z1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99]+1" office:value-type="float" office:value="7" calcext:value-type="float" table:number-columns-spanned="2" table:number-rows-spanned="2">
            <text:p>7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1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1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17]-[.P1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7]-[.Z1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1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1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20]-[.P1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0]-[.Z1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2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2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23]-[.P1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3]-[.Z1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2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2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26]-[.P1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6]-[.Z1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2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2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29]-[.P1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9]-[.Z1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2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2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32]-[.P1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3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2]-[.Z1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17]+1" office:value-type="float" office:value="8" calcext:value-type="float" table:number-columns-spanned="2" table:number-rows-spanned="2">
            <text:p>8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3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3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35]-[.P1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3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5]-[.Z1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3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3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38]-[.P1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3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8]-[.Z1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3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3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41]-[.P1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1]-[.Z1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4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44]-[.P1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4]-[.Z1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4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47]-[.P1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7]-[.Z1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4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50]-[.P1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0]-[.Z1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35]+1" office:value-type="float" office:value="9" calcext:value-type="float" table:number-columns-spanned="2" table:number-rows-spanned="2">
            <text:p>9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5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5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53]-[.P1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3]-[.Z1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5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5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56]-[.P1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6]-[.Z1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5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5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59]-[.P1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9]-[.Z1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5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5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62]-[.P1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2]-[.Z1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6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6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65]-[.P1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5]-[.Z1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6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6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68]-[.P1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8]-[.Z1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53]+1" office:value-type="float" office:value="10" calcext:value-type="float" table:number-columns-spanned="2" table:number-rows-spanned="2">
            <text:p>10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6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6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71]-[.P1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7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1]-[.Z1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7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7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74]-[.P1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7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4]-[.Z1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7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7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77]-[.P1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7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7]-[.Z1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7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7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80]-[.P1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0]-[.Z1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8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8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83]-[.P1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3]-[.Z1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8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18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186]-[.P1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6]-[.Z1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71]+1" office:value-type="float" office:value="11" calcext:value-type="float" table:number-columns-spanned="2" table:number-rows-spanned="2">
            <text:p>11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8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8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89]-[.P1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9]-[.Z1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8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8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92]-[.P1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2]-[.Z1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9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9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95]-[.P1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5]-[.Z1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9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9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198]-[.P1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8]-[.Z1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19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19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01]-[.P1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1]-[.Z1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0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0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04]-[.P2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4]-[.Z2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89]+1" office:value-type="float" office:value="12" calcext:value-type="float" table:number-columns-spanned="2" table:number-rows-spanned="2">
            <text:p>12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0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0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07]-[.P2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7]-[.Z2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0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0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10]-[.P2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0]-[.Z2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1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13]-[.P2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3]-[.Z2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1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16]-[.P2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6]-[.Z2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1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19]-[.P2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9]-[.Z2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1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22]-[.P2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2]-[.Z2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07]+1" office:value-type="float" office:value="13" calcext:value-type="float" table:number-columns-spanned="2" table:number-rows-spanned="2">
            <text:p>13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2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2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25]-[.P2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5]-[.Z2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2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2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28]-[.P2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8]-[.Z2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2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2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31]-[.P2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1]-[.Z2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3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3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34]-[.P2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4]-[.Z2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3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3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37]-[.P2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7]-[.Z2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3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3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40]-[.P2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0]-[.Z2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25]+1" office:value-type="float" office:value="14" calcext:value-type="float" table:number-columns-spanned="2" table:number-rows-spanned="2">
            <text:p>14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4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43]-[.P2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3]-[.Z2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4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46]-[.P2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6]-[.Z2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4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49]-[.P2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9]-[.Z2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4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52]-[.P2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2]-[.Z2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5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5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55]-[.P2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5]-[.Z2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5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5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58]-[.P2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8]-[.Z2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43]+1" office:value-type="float" office:value="15" calcext:value-type="float" table:number-columns-spanned="2" table:number-rows-spanned="2">
            <text:p>15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5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5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61]-[.P2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1]-[.Z2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6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6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64]-[.P2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4]-[.Z2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6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6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67]-[.P26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7]-[.Z26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6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6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70]-[.P26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0]-[.Z26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7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7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73]-[.P27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3]-[.Z27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7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7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76]-[.P27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6]-[.Z27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61]+1" office:value-type="float" office:value="16" calcext:value-type="float" table:number-columns-spanned="2" table:number-rows-spanned="2">
            <text:p>16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7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7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79]-[.P27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9]-[.Z27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7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7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82]-[.P27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8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2]-[.Z27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8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8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85]-[.P28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8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5]-[.Z28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8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8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88]-[.P28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8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8]-[.Z28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8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8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91]-[.P28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1]-[.Z28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9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29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294]-[.P29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4]-[.Z29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79]+1" office:value-type="float" office:value="17" calcext:value-type="float" table:number-columns-spanned="2" table:number-rows-spanned="2">
            <text:p>17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9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9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297]-[.P29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7]-[.Z29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29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29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00]-[.P29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0]-[.Z29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0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0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03]-[.P30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3]-[.Z30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0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0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06]-[.P30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6]-[.Z30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0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0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09]-[.P30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9]-[.Z30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0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0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12]-[.P30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2]-[.Z30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97]+1" office:value-type="float" office:value="18" calcext:value-type="float" table:number-columns-spanned="2" table:number-rows-spanned="2">
            <text:p>18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1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1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15]-[.P3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5]-[.Z3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1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1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18]-[.P3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8]-[.Z3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1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1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21]-[.P3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1]-[.Z3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2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24]-[.P3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4]-[.Z3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2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27]-[.P3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7]-[.Z3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2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30]-[.P3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0]-[.Z3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15]+1" office:value-type="float" office:value="19" calcext:value-type="float" table:number-columns-spanned="2" table:number-rows-spanned="2">
            <text:p>19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3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3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33]-[.P3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3]-[.Z3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3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3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36]-[.P3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6]-[.Z3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3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3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39]-[.P3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9]-[.Z3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3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3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42]-[.P3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2]-[.Z3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4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4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45]-[.P3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5]-[.Z3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4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4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48]-[.P3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8]-[.Z3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33]+1" office:value-type="float" office:value="20" calcext:value-type="float" table:number-columns-spanned="2" table:number-rows-spanned="2">
            <text:p>20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4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4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51]-[.P3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1]-[.Z3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5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54]-[.P3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4]-[.Z3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5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57]-[.P3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7]-[.Z3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5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60]-[.P3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0]-[.Z3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6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63]-[.P3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3]-[.Z3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6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66]-[.P3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6]-[.Z3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51]+1" office:value-type="float" office:value="21" calcext:value-type="float" table:number-columns-spanned="2" table:number-rows-spanned="2">
            <text:p>21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6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6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69]-[.P3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9]-[.Z3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6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6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72]-[.P3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2]-[.Z3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7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7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75]-[.P3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5]-[.Z3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7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7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78]-[.P3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8]-[.Z3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7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7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81]-[.P3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1]-[.Z3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38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38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384]-[.P3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4]-[.Z3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69]+1" office:value-type="float" office:value="22" calcext:value-type="float" table:number-columns-spanned="2" table:number-rows-spanned="2">
            <text:p>22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8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8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87]-[.P3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7]-[.Z3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8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8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90]-[.P3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0]-[.Z3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9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93]-[.P3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3]-[.Z3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9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96]-[.P3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6]-[.Z3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9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399]-[.P3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9]-[.Z3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39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02]-[.P3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2]-[.Z3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87]+1" office:value-type="float" office:value="23" calcext:value-type="float" table:number-columns-spanned="2" table:number-rows-spanned="2">
            <text:p>23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0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0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05]-[.P4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5]-[.Z4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0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0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08]-[.P4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8]-[.Z4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0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0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11]-[.P4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1]-[.Z4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1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1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14]-[.P4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4]-[.Z4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1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1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17]-[.P4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7]-[.Z4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1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1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20]-[.P4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0]-[.Z4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05]+1" office:value-type="float" office:value="24" calcext:value-type="float" table:number-columns-spanned="2" table:number-rows-spanned="2">
            <text:p>24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2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23]-[.P4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3]-[.Z4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2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26]-[.P4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6]-[.Z4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2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29]-[.P4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9]-[.Z4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2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32]-[.P4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2]-[.Z4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3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3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35]-[.P4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5]-[.Z4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3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3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38]-[.P4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8]-[.Z4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23]+1" office:value-type="float" office:value="25" calcext:value-type="float" table:number-columns-spanned="2" table:number-rows-spanned="2">
            <text:p>25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3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3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41]-[.P4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1]-[.Z4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4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4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44]-[.P4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4]-[.Z4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4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4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47]-[.P4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7]-[.Z4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4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4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50]-[.P4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0]-[.Z4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5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5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53]-[.P4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3]-[.Z4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5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5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56]-[.P4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6]-[.Z4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41]+1" office:value-type="float" office:value="26" calcext:value-type="float" table:number-columns-spanned="2" table:number-rows-spanned="2">
            <text:p>26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5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56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59]-[.P4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9]-[.Z4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5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59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62]-[.P4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2]-[.Z4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6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65]-[.P4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5]-[.Z4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6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68]-[.P4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8]-[.Z4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6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71]-[.P4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1]-[.Z4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7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7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74]-[.P4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4]-[.Z4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59]+1" office:value-type="float" office:value="27" calcext:value-type="float" table:number-columns-spanned="2" table:number-rows-spanned="2">
            <text:p>27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7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74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77]-[.P4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7]-[.Z4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7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77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80]-[.P4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0]-[.Z4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83]-[.P4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3]-[.Z4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86]-[.P4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6]-[.Z4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89]-[.P4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9]-[.Z4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48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48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492]-[.P4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9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2]-[.Z4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77]+1" office:value-type="float" office:value="28" calcext:value-type="float" table:number-columns-spanned="2" table:number-rows-spanned="2">
            <text:p>28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9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92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95]-[.P4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9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5]-[.Z4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9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95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498]-[.P4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9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8]-[.Z4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9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49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501]-[.P4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1]-[.Z4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50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504]-[.P5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4]-[.Z5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50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507]-[.P5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7]-[.Z5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50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510]-[.P5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0]-[.Z5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95]+1" office:value-type="float" office:value="29" calcext:value-type="float" table:number-columns-spanned="2" table:number-rows-spanned="2">
            <text:p>29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1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10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13]-[.P5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3]-[.Z5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1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13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16]-[.P5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6]-[.Z5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1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1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19]-[.P5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9]-[.Z5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1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1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22]-[.P5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2]-[.Z5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2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2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25]-[.P5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5]-[.Z5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2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2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28]-[.P5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8]-[.Z5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513]+1" office:value-type="float" office:value="30" calcext:value-type="float" table:number-columns-spanned="2" table:number-rows-spanned="2">
            <text:p>30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2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528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531]-[.P5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1]-[.Z5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531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534]-[.P5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4]-[.Z5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534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537]-[.P5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7]-[.Z5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537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540]-[.P5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0]-[.Z5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4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540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543]-[.P5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3]-[.Z5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4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/>
          <table:table-cell table:style-name="ce72" table:number-columns-spanned="3" table:number-rows-spanned="2"/>
          <table:covered-table-cell table:number-columns-repeated="2"/>
          <table:table-cell/>
          <table:table-cell table:style-name="ce32" table:formula="of:=[.Z543]" office:value-type="float" office:value="0" calcext:value-type="float" table:number-columns-spanned="5" table:number-rows-spanned="2">
            <text:p>0</text:p>
          </table:table-cell>
          <table:covered-table-cell table:number-columns-repeated="4"/>
          <table:table-cell table:number-columns-repeated="3"/>
          <table:table-cell table:style-name="ce49" table:formula="of:=[.P546]-[.P5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6]-[.Z5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531]+1" office:value-type="float" office:value="31" calcext:value-type="float" table:number-columns-spanned="2" table:number-rows-spanned="2">
            <text:p>31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4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46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49]-[.P5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9]-[.Z5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4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49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52]-[.P5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2]-[.Z5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5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52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55]-[.P5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5]-[.Z5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5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55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58]-[.P5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8]-[.Z5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5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58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61]-[.P5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6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61]-[.Z5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53"/>
          <table:table-cell table:style-name="ce10" table:number-columns-repeated="3"/>
          <table:table-cell table:style-name="ce65"/>
          <table:table-cell table:style-name="ce10" table:number-columns-repeated="5"/>
          <table:table-cell table:style-name="ce74"/>
          <table:table-cell table:style-name="ce10" table:number-columns-repeated="3"/>
          <table:table-cell table:style-name="ce65"/>
          <table:table-cell table:style-name="ce10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0"/>
          <table:table-cell table:style-name="ce21" table:number-columns-spanned="4" table:number-rows-spanned="2"/>
          <table:covered-table-cell table:number-columns-repeated="3" table:style-name="ce10"/>
          <table:table-cell table:style-name="ce26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P56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style-name="ce10"/>
          <table:table-cell table:style-name="ce42" table:number-columns-spanned="3" table:number-rows-spanned="2"/>
          <table:covered-table-cell table:number-columns-repeated="2" table:style-name="ce10"/>
          <table:table-cell table:style-name="ce10"/>
          <table:table-cell table:style-name="ce33" table:formula="of:=[.Z561]" office:value-type="float" office:value="0" calcext:value-type="float" table:number-columns-spanned="5" table:number-rows-spanned="2">
            <text:p>0</text:p>
          </table:table-cell>
          <table:covered-table-cell table:number-columns-repeated="4" table:style-name="ce10"/>
          <table:table-cell table:number-columns-repeated="3"/>
          <table:table-cell table:style-name="ce49" table:formula="of:=[.P564]-[.P5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6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64]-[.Z5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0"/>
          <table:covered-table-cell table:style-name="ce53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style-name="ce10"/>
          <table:covered-table-cell table:style-name="ce74"/>
          <table:covered-table-cell table:number-columns-repeated="2" table:style-name="ce10"/>
          <table:table-cell table:style-name="ce10"/>
          <table:covered-table-cell table:style-name="ce65"/>
          <table:covered-table-cell table:number-columns-repeated="4" table:style-name="ce10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 table:number-rows-repeated="1048010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2:13:10.73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1:07:04.520000000</meta:creation-date>
    <dc:date>2022-05-19T12:13:35.314000000</dc:date>
    <meta:editing-duration>PT2H10M38S</meta:editing-duration>
    <meta:editing-cycles>28</meta:editing-cycles>
    <meta:generator>LibreOffice/7.2.5.2$Windows_X86_64 LibreOffice_project/499f9727c189e6ef3471021d6132d4c694f357e5</meta:generator>
    <meta:print-date>2022-05-04T11:24:34.480000000</meta:print-date>
    <meta:document-statistic meta:table-count="1" meta:cell-count="972" meta:object-count="0"/>
  </office:meta>
</office:document-meta>
</file>